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Spaulding</text:p>
      <text:p text:style-name="P1">CS 330 Southern New Hampshire University</text:p>
      <text:p text:style-name="P1">Module Seven Reflection</text:p>
      <text:p text:style-name="P1"><text:tab/>For this assignment, we were required to choose a scene that had a complex object. One of the objects on my desk is a ring light which had a torus. This made me thing to try and recreate my desk and it's monitors as the scene. The means at which I programmed these objects into the scene was by using the primitives that openGL provides. The objects that I used were the cylinder, torus, sphere, and boxes. The torus, cylinder, and sphere was used by the light, and the monitors used the boxes. I did implement a new box type for my project, however. I copied the original box in the vertex processor twice. One of the boxes only rendered the face of the box by commenting out all the other faces, and the inverse was done to the other box. This allowed me to apply a different texture to the face of the monitor than the sides. By loading these objects into the VBO, their shapes could be replicated by using only one instance of each object. Then, I applied textures to each one of the surfaces utilizing the shader object that was provided by the project file. Materials were a bit confusing to me at first, but I eventually found out how to properly set the vec3s and vec4s to get the way light should interact with them. The last part was my monitors. I know that I wanted to have an emission-like material. However, due to time constraints, I chose to program into the fragment shader to have the monitor textures ignore the light rendering process that was put in for us. This method may have been used back in the early days of game development, as it was a very performant means of getting the similar effect of a glowing monitor. It's just that the other materials in the scene did not receive the light information from the source. I understand that this process could be done via the fragment processor, and with time, I could accomplish the effect.</text:p>
      <text:p text:style-name="P1"><text:tab/>With navigating the scene, the original WASD keyboard movements were provided. Using this template, I found that the render checks for those key presses in real time. So, I found out which abstractions that openGL provides to monitor mouse wheel commands. Then, I changed the camera <text:soft-page-break/>speed value by the mouse wheel, up being faster and down being slower. There was an upper and lower limit added to the speed values as to not overflow or run into negative speed. The final two key inputs were Q and E which were up and down vertical camera movements respectively.</text:p>
      <text:p text:style-name="P1"><text:tab/>The way the project was structured allowed for better readability of the code. Each process of the render pipeline were modularization. For instance, the function that applied textures to object were one, and the function which turned on lightning and materials was another. This allowed me to develop code in such an incremental way that gave me the opportunity to quickly debug errors at each stage. The functions are reusable of this code because they may extend to render similar scenes in a larger scene context. For example, one could build a baseline house with this method, then replicate it across a street. Then, additional identifiable features could be added to each house to signify unique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rek </meta:initial-creator>
    <meta:creation-date>2024-06-27T12:11:06.80</meta:creation-date>
    <meta:generator>OpenOffice/4.1.14$Win32 OpenOffice.org_project/4114m1$Build-9811</meta:generator>
    <dc:date>2024-06-27T12:34:37.12</dc:date>
    <dc:creator>Derek </dc:creator>
    <meta:editing-duration>PT22M24S</meta:editing-duration>
    <meta:editing-cycles>4</meta:editing-cycles>
    <meta:document-statistic meta:table-count="0" meta:image-count="0" meta:object-count="0" meta:page-count="2" meta:paragraph-count="6" meta:word-count="568" meta:character-count="3211"/>
  </office:meta>
</office:document-meta>
</file>